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alibri" svg:font-family="Calibri"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master-page-name="Standard">
      <style:paragraph-properties fo:text-align="center" style:justify-single-word="false" style:page-number="auto"/>
      <style:text-properties fo:font-size="20pt" style:text-underline-style="solid" style:text-underline-width="auto" style:text-underline-color="font-color" style:font-size-asian="20pt" style:font-size-complex="20pt"/>
    </style:style>
    <style:style style:name="P3" style:family="paragraph" style:parent-style-name="Standard" style:list-style-name="L1">
      <style:paragraph-properties fo:text-align="start" style:justify-single-word="false"/>
      <style:text-properties fo:font-size="12pt" style:font-size-asian="12pt" style:font-size-complex="12pt"/>
    </style:style>
    <style:style style:name="P4" style:family="paragraph" style:parent-style-name="Standard">
      <style:paragraph-properties fo:text-align="end" style:justify-single-word="false"/>
      <style:text-properties fo:font-size="12pt" style:font-size-asian="12pt" style:font-size-complex="12pt"/>
    </style:style>
    <style:style style:name="P5" style:family="paragraph" style:parent-style-name="Standard" style:list-style-name="L1">
      <style:paragraph-properties fo:margin-left="0.661cm" fo:margin-right="0cm" fo:text-align="start" style:justify-single-word="false" fo:text-indent="-0.635cm" style:auto-text-indent="false">
        <style:tab-stops/>
      </style:paragraph-properties>
      <style:text-properties fo:font-size="12pt" style:font-size-asian="12pt" style:font-size-complex="12pt"/>
    </style:style>
    <style:style style:name="P6" style:family="paragraph" style:parent-style-name="Standard" style:list-style-name="L1">
      <style:paragraph-properties fo:margin-left="0.159cm" fo:margin-right="0cm" fo:text-align="start" style:justify-single-word="false" fo:text-indent="-0.635cm" style:auto-text-indent="false">
        <style:tab-stops/>
      </style:paragraph-properties>
      <style:text-properties fo:font-size="12pt" style:font-size-asian="12pt" style:font-size-complex="12pt"/>
    </style:style>
    <style:style style:name="P7" style:family="paragraph" style:parent-style-name="Standard" style:list-style-name="L1">
      <style:paragraph-properties fo:margin-left="0.185cm" fo:margin-right="0cm" fo:text-align="start" style:justify-single-word="false" fo:text-indent="-0.635cm" style:auto-text-indent="false">
        <style:tab-stops/>
      </style:paragraph-properties>
    </style:style>
    <style:style style:name="P8" style:family="paragraph" style:parent-style-name="Standard" style:list-style-name="L1">
      <style:paragraph-properties fo:margin-left="0.185cm" fo:margin-right="0cm" fo:text-indent="-0.635cm" style:auto-text-indent="false">
        <style:tab-stops/>
      </style:paragraph-properties>
    </style:style>
    <style:style style:name="P9" style:family="paragraph" style:parent-style-name="Standard">
      <style:paragraph-properties fo:margin-left="0.053cm" fo:margin-right="0cm" fo:text-align="end" style:justify-single-word="false" fo:text-indent="0cm" style:auto-text-indent="false"/>
      <style:text-properties fo:font-size="12pt" style:font-size-asian="12pt" style:font-size-complex="12pt"/>
    </style:style>
    <style:style style:name="P10" style:family="paragraph" style:parent-style-name="Standard" style:list-style-name="L1">
      <style:paragraph-properties fo:margin-left="0cm" fo:margin-right="0cm" fo:text-align="start" style:justify-single-word="false" fo:text-indent="0cm" style:auto-text-indent="false">
        <style:tab-stops/>
      </style:paragraph-properties>
      <style:text-properties fo:font-size="12pt" style:font-size-asian="12pt" style:font-size-complex="12pt"/>
    </style:style>
    <style:style style:name="T1" style:family="text">
      <style:text-properties fo:font-size="12pt" style:font-size-asian="12pt" style:font-size-complex="12pt"/>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text:p>
      <text:list xml:id="list20214312" text:style-name="L1">
        <text:list-header>
          <text:p text:style-name="P3"/>
          <text:p text:style-name="P7"><text:span text:style-name="T1">1. Our target is to fix the roads in Pardes Hanna-Karkur. The roads are bumpy and damaged. We know that city hall fixed some roads last year, but we think it is not enough. There are a lot more roads to fix that are in very bad shape.</text:span></text:p>
          <text:p text:style-name="P8">The damaged roads are giving people a very unsafe and unpleasant drive. It's been bothering us since we joined Mevot Iron. <text:s/>When we go on the bus and the bus starts moving it goes from one side to the other and that is very uncomfortable.</text:p>
          <text:p text:style-name="P10">Furthermore, the people in Pardes Hanna-Karkur are affected by the problem as well. We hear people complaining about the roads in Pardes almost daily. The solution is to call the Moatza and complain. If they don't respond to our calls we will make a petition and have people sign it in Pardes Hanna-Karkur. If all of our attempts do not succeed we will have no choice but to protest in front of city hall building.</text:p>
          <text:p text:style-name="P5"/>
          <text:p text:style-name="P6">2. First of all, we found the phone number of the city council. We had a bit of trouble with that because we ended up with three different phone numbers. We called each one of them, every single day but nobody answered. At that point, we decided to make a petition. We spread it all over the internet using sites such as Facebook, Twitter and Google+. After that, we searched for the mayor's private number. We found the number and called a few times on different days and at different hours, yet he did not answer us. We found the councils e-mail address and sent them a message saying who we are and what's the point if this mail. We also sent them an online petition we made that is slowly growing. Meanwhile, we're waiting for an answer.</text:p>
        </text:list-header>
      </text:list>
      <text:p text:style-name="P4">3. Our goal was to talk to the authority responsible for the roads' condition in Pardes Hanna-Karkur. We wanted to make them aware of the problem and ask them to fix it as soon as possible. I am sorry to say that unfortunately we haven’t reached our goal. It makes me feel like <text:s/>we didn’t try hard enough and it also makes me feel really lame because being able to talk to the moatza isn’t suppose to be that hard.</text:p>
      <text:p text:style-name="P4">In light of the circumstances I can hardly believe I will ever try to fix a problem in my community because it just makes me feel weak and ignored.</text:p>
      <text:p text:style-name="P4"/>
      <text:p text:style-name="P4"/>
      <text:p text:style-name="P9"><text:soft-page-break/>4. Now, after finishing our project I feel I don’t have influence of any sort in my community, I feel ignored and I feel that it's almost impossible to change something in nowaday's community. Before I began I felt more or less the same way I feel right now. Though in the middle of the project I really felt I have the power to change and make a difference, about anything that bothers me. I didn’t really enjoy the project mainly because we didn’t reach the goal we set ourselfs to. <text:s/></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alibri" svg:font-family="Calibri"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he" style:country-complex="IL"/>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ser</meta:initial-creator>
    <meta:editing-cycles>17</meta:editing-cycles>
    <meta:creation-date>2012-03-13T13:30:00</meta:creation-date>
    <dc:date>2012-03-18T00:13:28.69</dc:date>
    <meta:editing-duration>PT00H18M02S</meta:editing-duration>
    <meta:generator>OpenOffice.org/3.2$Win32 OpenOffice.org_project/320m12$Build-9483</meta:generator>
    <meta:document-statistic meta:table-count="0" meta:image-count="0" meta:object-count="0" meta:page-count="2" meta:paragraph-count="8" meta:word-count="507" meta:character-count="2682"/>
    <meta:template xlink:type="simple" xlink:actuate="onRequest" xlink:title="Normal" xlink:href=""/>
  </office:meta>
</office:document-meta>
</file>